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normal" style:master-page-name="Standard">
      <style:paragraph-properties fo:margin-top="0.423cm" fo:margin-bottom="0.423cm" style:contextual-spacing="false" fo:line-height="100%" style:page-number="1"/>
      <style:text-properties officeooo:paragraph-rsid="001d54b6"/>
    </style:style>
    <style:style style:name="P2" style:family="paragraph" style:parent-style-name="normal">
      <style:paragraph-properties fo:margin-top="0.423cm" fo:margin-bottom="0.423cm" style:contextual-spacing="false" fo:line-height="100%"/>
      <style:text-properties officeooo:paragraph-rsid="001d54b6"/>
    </style:style>
    <style:style style:name="P3" style:family="paragraph" style:parent-style-name="normal">
      <style:text-properties officeooo:paragraph-rsid="001d54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lysses is a groundbreaking novel by James Joyce, published in 1922. It is a modernist masterpiece that revolutionized the form and structure of the novel. The story follows the lives of three main characters: Leopold Bloom, Stephen Dedalus, and Molly Bloom. Set in Dublin, Ireland, on June 16, 1904, the novel spans one day and takes readers on a journey through the inner lives of the characters as they navigate their mundane daily activities.</text:p>
      <text:p text:style-name="P2">The novel is divided into 18 episodes, each of which is written in a different style, mimicking different literary forms and techniques. The first episode, "Telemachus," introduces the character of Stephen Dedalus, a young writer who is struggling to come to terms with his identity and his place in the world. He is shown as being emotionally detached and isolated from the people around him. The second episode, "Nestor," takes place in a school where Stephen works as a teacher. The episode explores themes of history, nationalism, and identity.</text:p>
      <text:p text:style-name="P2">The third episode, "Proteus," is a stream-of-consciousness narrative that follows Stephen's inner thoughts and musings as he walks along the beach. The episode is famous for its complex language and imagery, which often requires readers to decipher its meaning. The fourth episode, "Calypso," introduces the character of Leopold Bloom, a Jewish advertisement canvasser, who is shown as being lonely and isolated.</text:p>
      <text:p text:style-name="P2">The novel's central episode is "The Cyclops," which takes place in a pub and is narrated in the style of a play. The episode explores themes of Irish nationalism and anti-Semitism. The other episodes, such as "Sirens," "Circe," and "Penelope," are more experimental in style and explore various literary forms, including music, drama, and poetry.</text:p>
      <text:p text:style-name="P2">The themes of Ulysses are wide-ranging and complex. One of the central themes is the search for identity and self-discovery. Stephen and Leopold are both struggling with their identities and trying to find their place in the world. The novel also explores the theme of love and relationships. Leopold's love for his wife Molly is shown as being deep and enduring, despite the challenges they face in their marriage.</text:p>
      <text:p text:style-name="P2">Another major theme of the novel is the relationship between language and reality. Joyce's use of stream-of-consciousness narrative and experimental writing techniques challenges the reader's understanding of language and its ability to accurately represent reality. The novel also explores the relationship between history and the present moment. The characters' interactions with the city of Dublin and its history reveal the tension between the past and the present.</text:p>
      <text:p text:style-name="P2">In conclusion, Ulysses is a complex and experimental novel that explores themes of identity, love, language, and history. It is a modernist masterpiece that challenged the traditional form and structure of the novel and continues to influence writers and readers today.</text:p>
      <text:p text:style-name="P3">(456 wor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8T17:52:44.641000000</meta:creation-date>
    <dc:date>2023-05-28T17:53:01.976000000</dc:date>
    <meta:editing-duration>PT17S</meta:editing-duration>
    <meta:editing-cycles>1</meta:editing-cycles>
    <meta:document-statistic meta:table-count="0" meta:image-count="0" meta:object-count="0" meta:page-count="1" meta:paragraph-count="8" meta:word-count="458" meta:character-count="2916" meta:non-whitespace-character-count="2466"/>
    <meta:generator>LibreOffice/7.5.2.2$Windows_X86_64 LibreOffice_project/53bb9681a964705cf672590721dbc85eb4d0c3a2</meta:generator>
  </office:meta>
</office:document-meta>
</file>